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01.75pt"/>
    </style:style>
    <style:style style:name="co3" style:family="table-column">
      <style:table-column-properties fo:break-before="auto" style:column-width="88.44pt"/>
    </style:style>
    <style:style style:name="co4" style:family="table-column">
      <style:table-column-properties fo:break-before="auto" style:column-width="51.85pt"/>
    </style:style>
    <style:style style:name="co5" style:family="table-column">
      <style:table-column-properties fo:break-before="auto" style:column-width="112.45pt"/>
    </style:style>
    <style:style style:name="co6" style:family="table-column">
      <style:table-column-properties fo:break-before="auto" style:column-width="104.54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470.41pt"/>
    </style:style>
    <style:style style:name="co10" style:family="table-column">
      <style:table-column-properties fo:break-before="auto" style:column-width="64.01pt"/>
    </style:style>
    <style:style style:name="ro5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1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34.04pt" fo:break-before="auto" style:use-optimal-row-height="true"/>
    </style:style>
    <style:style style:name="ro7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wrap"/>
      <style:text-properties style:font-name="Liberation Sans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ce16" style:family="table-cell" style:parent-style-name="Default">
      <style:table-cell-properties fo:wrap-option="wrap"/>
      <style:text-properties style:font-name="Liberation Sans" fo:font-size="10pt" style:font-name-asian="Andale Sans UI" style:font-size-asian="10pt" style:font-name-complex="Tahoma" style:font-size-complex="10pt"/>
    </style:style>
    <style:style style:name="ce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ans"/>
    </style:style>
    <style:style style:name="ce6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  <style:style style:name="ce27" style:family="table-cell" style:parent-style-name="Default">
      <style:table-cell-properties fo:wrap-option="wrap"/>
      <style:text-properties style:font-name="Liberation Sans" style:font-name-asian="Andale Sans UI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10" table:number-columns-repeated="2" table:default-cell-style-name="ce5"/>
        <table:table-column table:style-name="co10" table:number-columns-repeated="1014" table:default-cell-style-name="ce2"/>
        <table:table-row table:style-name="ro2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</text:p>
          </table:table-cell>
          <table:table-cell table:style-name="ce1" office:value-type="string" calcext:value-type="string">
            <text:p>Specialism</text:p>
          </table:table-cell>
          <table:table-cell table:style-name="ce4" office:value-type="string" calcext:value-type="string">
            <text:p>Thin Description</text:p>
          </table:table-cell>
          <table:table-cell table:style-name="ce4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-18</text:p>
          </table:table-cell>
          <table:table-cell table:style-name="Default"/>
          <table:table-cell office:value-type="string" calcext:value-type="string">
            <text:p>Mainly administrative, clerical, and routine work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1-18</text:p>
          </table:table-cell>
          <table:table-cell table:style-name="Default"/>
          <table:table-cell office:value-type="string" calcext:value-type="string">
            <text:p>Mainly administrative, clerical, and routine work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9-34</text:p>
          </table:table-cell>
          <table:table-cell/>
          <table:table-cell table:style-name="ce10" office:value-type="string" calcext:value-type="string">
            <text:p>Mainly administrative with some operational elements, involves some delegation to junior staff, less routine, and more complex.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19-34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gal Secretary (Community / Public Interest Practice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19-34, 35-44</text:p>
          </table:table-cell>
          <table:table-cell table:style-name="Default" office:value-type="string" calcext:value-type="string">
            <text:p>Community / Public Interest</text:p>
          </table:table-cell>
          <table:table-cell office:value-type="string" calcext:value-type="string">
            <text:p>Supervises and manages administrative and operational tasks, specialising in civil litigation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gal Secretary (Corporate / Commercial Practice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table:style-name="ce3" office:value-type="string" calcext:value-type="string">
            <text:p>19-34, 45-48</text:p>
          </table:table-cell>
          <table:table-cell table:style-name="Default" office:value-type="string" calcext:value-type="string">
            <text:p>Corporate / Commercial</text:p>
          </table:table-cell>
          <table:table-cell office:value-type="string" calcext:value-type="string">
            <text:p>Supervises and manages administrative and operational tasks, specialising in corporate/commercial transaction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49-62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49-62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ffice Administrator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49-62, 63-66</text:p>
          </table:table-cell>
          <table:table-cell/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aralegal (General)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</text:p>
          </table:table-cell>
          <table:table-cell table:style-name="ce7"/>
          <table:table-cell table:style-name="ce10" office:value-type="string" calcext:value-type="string">
            <text:p>Operational work with substantively legal aspects.</text:p>
          </table:table-cell>
          <table:table-cell table:style-name="ce10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Paralegal (Community / Public Interest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2-75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ce10" office:value-type="string" calcext:value-type="string">
            <text:p>Operational work with a focus on community and public interest issues.</text:p>
          </table:table-cell>
          <table:table-cell table:style-name="ce10" table:number-columns-repeated="2"/>
          <table:table-cell table:style-name="ce3" table:number-columns-repeated="1014"/>
        </table:table-row>
        <table:table-row table:style-name="ro4">
          <table:table-cell table:style-name="ce15" office:value-type="string" calcext:value-type="string">
            <text:p>Paralegal (Corporate / Commercial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6-79</text:p>
          </table:table-cell>
          <table:table-cell table:style-name="Default" office:value-type="string" calcext:value-type="string">
            <text:p>Corporate / Commercial</text:p>
          </table:table-cell>
          <table:table-cell table:style-name="ce10" office:value-type="string" calcext:value-type="string">
            <text:p>Operational work with a focus on corporate and commercial issues.</text:p>
          </table:table-cell>
          <table:table-cell table:style-name="ce10" table:number-columns-repeated="2"/>
          <table:table-cell table:style-name="ce3" table:number-columns-repeated="1014"/>
        </table:table-row>
        <table:table-row table:style-name="ro2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ce7" office:value-type="string" calcext:value-type="string">
            <text:p>67-71</text:p>
          </table:table-cell>
          <table:table-cell table:style-name="Default"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ce7" office:value-type="string" calcext:value-type="string">
            <text:p>67-71, 73, 76, 77, 79-82, 85, 86, 88-90</text:p>
          </table:table-cell>
          <table:table-cell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2, 73, 74, 75, 76, 77, 79, 81, 82, 85, 86, 88, 89, 90</text:p>
          </table:table-cell>
          <table:table-cell table:style-name="ce8"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</text:p>
          </table:table-cell>
          <table:table-cell table:style-name="ce9"/>
          <table:table-cell table:style-name="ce10" office:value-type="string" calcext:value-type="string">
            <text:p>Supervisory and advisory work.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Senior Paralegal (Family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96-99</text:p>
          </table:table-cell>
          <table:table-cell table:style-name="ce9"/>
          <table:table-cell table:style-name="ce6" office:value-type="string" calcext:value-type="string">
            <text:p>Undertake complex legal operational work in family law.</text:p>
          </table:table-cell>
          <table:table-cell table:style-name="ce6" table:number-columns-repeated="2"/>
          <table:table-cell table:style-name="ce3" table:number-columns-repeated="1014"/>
        </table:table-row>
        <table:table-row table:style-name="ro2">
          <table:table-cell table:style-name="Default" office:value-type="string" calcext:value-type="string">
            <text:p>Senior Paralegal (IP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00-103</text:p>
          </table:table-cell>
          <table:table-cell table:style-name="Default"/>
          <table:table-cell table:style-name="ce6" office:value-type="string" calcext:value-type="string">
            <text:p>Undertake complex legal operational work in IP law.</text:p>
          </table:table-cell>
          <table:table-cell table:style-name="Default" table:number-columns-repeated="1016"/>
        </table:table-row>
        <table:table-row table:style-name="ro2">
          <table:table-cell table:style-name="ce3" office:value-type="string" calcext:value-type="string">
            <text:p>Senior Legal Executive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</text:p>
          </table:table-cell>
          <table:table-cell table:style-name="ce9"/>
          <table:table-cell table:style-name="ce6" office:value-type="string" calcext:value-type="string">
            <text:p>Undertake complex legal operational work in family law.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10-114</text:p>
          </table:table-cell>
          <table:table-cell table:style-name="ce9"/>
          <table:table-cell table:style-name="Default" office:value-type="string" calcext:value-type="string">
            <text:p>Undertake the negotiation, review and drafting of structured products and derivatives documentation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00-103</text:p>
          </table:table-cell>
          <table:table-cell table:style-name="ce9"/>
          <table:table-cell office:value-type="string" calcext:value-type="string">
            <text:p>Undertake complex legal operational work in IP Law practice area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04-109</text:p>
          </table:table-cell>
          <table:table-cell table:style-name="ce9"/>
          <table:table-cell office:value-type="string" calcext:value-type="string">
            <text:p>Undertake a range of somewhat complex corporate secretarial work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15-117</text:p>
          </table:table-cell>
          <table:table-cell table:style-name="ce9"/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33-135</text:p>
          </table:table-cell>
          <table:table-cell table:style-name="ce9"/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36-140</text:p>
          </table:table-cell>
          <table:table-cell table:style-name="ce9"/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29-132</text:p>
          </table:table-cell>
          <table:table-cell table:style-name="ce9"/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liance / 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18-123</text:p>
          </table:table-cell>
          <table:table-cell table:style-name="ce9"/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Legal Counsel / Corporate Counsel / Counsel / AVP Lega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0-225</text:p>
          </table:table-cell>
          <table:table-cell table:style-name="ce3"/>
          <table:table-cell office:value-type="string" calcext:value-type="string">
            <text:p>Provide legal advice and decision-making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untry Head or Team Lead 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63-189</text:p>
          </table:table-cell>
          <table:table-cell table:style-name="ce3"/>
          <table:table-cell office:value-type="string" calcext:value-type="string">
            <text:p>Provide legal advice in complex and specialised legal domains by synthesisng deep knowledge and skills with a thorough understanding of business goals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lobal or Regional Counse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41-162</text:p>
          </table:table-cell>
          <table:table-cell table:style-name="ce3"/>
          <table:table-cell table:style-name="Default" office:value-type="string" calcext:value-type="string">
            <text:p>Provide strategic leadership, board advisory, crisis management, and other high-level functions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Associate/Senior Associate (Cor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26-278</text:p>
          </table:table-cell>
          <table:table-cell/>
          <table:table-cell office:value-type="string" calcext:value-type="string">
            <text:p>Ensures appropriate outcomes on straight-forward or process-driven professional matter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sociate/Senior Associate (Corporate / Commercial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26-278, 279-303</text:p>
          </table:table-cell>
          <table:table-cell table:style-name="Default" office:value-type="string" calcext:value-type="string">
            <text:p>Community / Public Interest</text:p>
          </table:table-cell>
          <table:table-cell office:value-type="string" calcext:value-type="string">
            <text:p>Ensures appropriate outcomes on corporate and commercial matters.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Associate/Senior Associate (Community / Public Interest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26-278, 304-321</text:p>
          </table:table-cell>
          <table:table-cell table:style-name="Default" office:value-type="string" calcext:value-type="string">
            <text:p>Corporate / Commercial</text:p>
          </table:table-cell>
          <table:table-cell office:value-type="string" calcext:value-type="string">
            <text:p>Ensures appropriate outcomes on community and public interest matter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nior Partner / Partner (Cor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22-356</text:p>
          </table:table-cell>
          <table:table-cell/>
          <table:table-cell office:value-type="string" calcext:value-type="string">
            <text:p>Synthesises specialist legal knowledge and skills with deep understanding of client objective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nior Partner / Partner (Family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22-356, 357-379</text:p>
          </table:table-cell>
          <table:table-cell office:value-type="string" calcext:value-type="string">
            <text:p>Family Law</text:p>
          </table:table-cell>
          <table:table-cell table:style-name="ce27" office:value-type="string" calcext:value-type="string">
            <text:p>Synthesises specialist legal knowledge and skills with deep understanding of family law.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Junior Partner / Partner (Building and Construction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22-356, 380-395</text:p>
          </table:table-cell>
          <table:table-cell table:style-name="ce25" office:value-type="string" calcext:value-type="string">
            <text:p>Building and Construction Law</text:p>
          </table:table-cell>
          <table:table-cell table:style-name="ce27" office:value-type="string" calcext:value-type="string">
            <text:p>Synthesises specialist legal knowledge and skills with deep understanding of building and construction law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nior Partner / Partner (IP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22-356, 396-409</text:p>
          </table:table-cell>
          <table:table-cell office:value-type="string" calcext:value-type="string">
            <text:p>IP Law</text:p>
          </table:table-cell>
          <table:table-cell table:style-name="ce27" office:value-type="string" calcext:value-type="string">
            <text:p>Synthesises specialist legal knowledge and skills with deep understanding of IP law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naging Partner / Head of Practice Group / Senior Partner (Cor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10-440</text:p>
          </table:table-cell>
          <table:table-cell/>
          <table:table-cell office:value-type="string" calcext:value-type="string">
            <text:p>Strategises various approaches to very complex professional matters.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naging Partner / Head of Practice Group / Senior Partner (Family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10-440, 441-447</text:p>
          </table:table-cell>
          <table:table-cell office:value-type="string" calcext:value-type="string">
            <text:p>Family Law</text:p>
          </table:table-cell>
          <table:table-cell table:style-name="ce27" office:value-type="string" calcext:value-type="string">
            <text:p>Strategises various approaches to very complex professional matters in family law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naging Partner / Head of Practice Group / Senior Partner (Building and Construction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10-440, 448-453</text:p>
          </table:table-cell>
          <table:table-cell table:style-name="ce25" office:value-type="string" calcext:value-type="string">
            <text:p>Building and Construction Law</text:p>
          </table:table-cell>
          <table:table-cell table:style-name="ce27" office:value-type="string" calcext:value-type="string">
            <text:p>Strategises various approaches to very complex professional matters in building and construction law.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naging Partner / Head of Practice Group / Senior Partner (IP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10-440, 454-459</text:p>
          </table:table-cell>
          <table:table-cell office:value-type="string" calcext:value-type="string">
            <text:p>IP Law</text:p>
          </table:table-cell>
          <table:table-cell table:style-name="ce27" office:value-type="string" calcext:value-type="string">
            <text:p>Strategises various approaches to very complex professional matters in IP law.</text:p>
          </table:table-cell>
          <table:table-cell table:number-columns-repeated="1016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9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7:18:08.084924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6M22S</meta:editing-duration>
    <meta:editing-cycles>64</meta:editing-cycles>
    <meta:generator>LibreOffice/5.3.1.2$Linux_X86_64 LibreOffice_project/30m0$Build-2</meta:generator>
    <dc:date>2017-12-04T17:19:35.363214496</dc:date>
    <meta:document-statistic meta:table-count="3" meta:cell-count="251" meta:object-count="0"/>
    <meta:user-defined meta:name="Info 1"/>
    <meta:user-defined meta:name="Info 2"/>
    <meta:user-defined meta:name="Info 3"/>
    <meta:user-defined meta:name="Info 4"/>
  </office:meta>
</office:document-meta>
</file>